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al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cale</text:h>
                    <text:list>
                        <text:list-item>
                            <text:h text:style-name="Heading_20_2" text:outline-level="2">Description</text:h>
                        </text:list-item>
                    </text:list>
                </text:list-item>
            </text:list>

            <text:p text:style-name="Standard">Scale allows you to have a linear scale with ranges and sections with custom styling.</text:p><text:p text:style-name="Standard">More info (<text:a xlink:type="simple" xlink:href="https://docs.lvgl.io/master/widgets/scale.html" text:style-name="Internet_20_link" text:visited-style-name="Visited_20_Internet_20_Link">link</text:a>)</text:p>

            
                <text:list xml:id="list_Scale2" text:continue-numbering="true" text:continue-list="list_Sca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ale3" text:continue-numbering="true" text:style-name="Outline">
                                                <text:list-item>
                                                    <text:list>
                                                        <text:list-item>
                                                            <text:list>
                                                                <text:list-item>
                                                                    <text:h text:style-name="Heading_20_3" text:outline-level="3">
                                                                        Scale mode
                                                                        <text:s text:c="4"/>
                                                                        <text:span text:style-name="T2">Enum</text:span>
                                                                    </text:h>
                                                                </text:list-item>
                                                            </text:list>
                                                        </text:list-item>
                                                    </text:list>
                                                </text:list-item>
                                            </text:list>
                                            <text:p text:style-name="Standard">Defines position and orientation of the scale.</text:p>,
                                            <text:list xml:id="list_Scale4" text:continue-numbering="true" text:continue-list="list_Scale3" text:style-name="Outline">
                                                <text:list-item>
                                                    <text:list>
                                                        <text:list-item>
                                                            <text:list>
                                                                <text:list-item>
                                                                    <text:h text:style-name="Heading_20_3" text:outline-level="3">
                                                                        Minor range
                                                                        <text:s text:c="4"/>
                                                                        <text:span text:style-name="T2">Number</text:span>
                                                                    </text:h>
                                                                </text:list-item>
                                                            </text:list>
                                                        </text:list-item>
                                                    </text:list>
                                                </text:list-item>
                                            </text:list>
                                            <text:p text:style-name="Standard">Set the smallest tick value.</text:p>,
                                            <text:list xml:id="list_Scale5" text:continue-numbering="true" text:continue-list="list_Scale4" text:style-name="Outline">
                                                <text:list-item>
                                                    <text:list>
                                                        <text:list-item>
                                                            <text:list>
                                                                <text:list-item>
                                                                    <text:h text:style-name="Heading_20_3" text:outline-level="3">
                                                                        Major range
                                                                        <text:s text:c="4"/>
                                                                        <text:span text:style-name="T2">Number</text:span>
                                                                    </text:h>
                                                                </text:list-item>
                                                            </text:list>
                                                        </text:list-item>
                                                    </text:list>
                                                </text:list-item>
                                            </text:list>
                                            <text:p text:style-name="Standard">Set the largest tick value.</text:p>,
                                            <text:list xml:id="list_Scale6" text:continue-numbering="true" text:continue-list="list_Scale5" text:style-name="Outline">
                                                <text:list-item>
                                                    <text:list>
                                                        <text:list-item>
                                                            <text:list>
                                                                <text:list-item>
                                                                    <text:h text:style-name="Heading_20_3" text:outline-level="3">
                                                                        Total tick count
                                                                        <text:s text:c="4"/>
                                                                        <text:span text:style-name="T2">Number</text:span>
                                                                    </text:h>
                                                                </text:list-item>
                                                            </text:list>
                                                        </text:list-item>
                                                    </text:list>
                                                </text:list-item>
                                            </text:list>
                                            <text:p text:style-name="Standard">Set the number of total ticks.</text:p>,
                                            <text:list xml:id="list_Scale7" text:continue-numbering="true" text:continue-list="list_Scale6" text:style-name="Outline">
                                                <text:list-item>
                                                    <text:list>
                                                        <text:list-item>
                                                            <text:list>
                                                                <text:list-item>
                                                                    <text:h text:style-name="Heading_20_3" text:outline-level="3">
                                                                        Major tick every
                                                                        <text:s text:c="4"/>
                                                                        <text:span text:style-name="T2">Number</text:span>
                                                                    </text:h>
                                                                </text:list-item>
                                                            </text:list>
                                                        </text:list-item>
                                                    </text:list>
                                                </text:list-item>
                                            </text:list>
                                            <text:p text:style-name="Standard">Configure the major tick being every Nth ticks.</text:p>,
                                            <text:list xml:id="list_Scale8" text:continue-numbering="true" text:continue-list="list_Scale7" text:style-name="Outline">
                                                <text:list-item>
                                                    <text:list>
                                                        <text:list-item>
                                                            <text:list>
                                                                <text:list-item>
                                                                    <text:h text:style-name="Heading_20_3" text:outline-level="3">
                                                                        Show labels
                                                                        <text:s text:c="4"/>
                                                                        <text:span text:style-name="T2">Boolean</text:span>
                                                                    </text:h>
                                                                </text:list-item>
                                                            </text:list>
                                                        </text:list-item>
                                                    </text:list>
                                                </text:list-item>
                                            </text:list>
                                            <text:p text:style-name="Standard">Set to true if labels should be draw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cale9" text:continue-numbering="true" text:continue-list="list_Scale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ale10" text:continue-numbering="true" text:continue-list="list_Scal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cale11" text:continue-numbering="true" text:continue-list="list_Scale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cale12" text:continue-numbering="true" text:continue-list="list_Scale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cale13" text:continue-numbering="true" text:continue-list="list_Scale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cale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cale15" text:continue-numbering="true" text:continue-list="list_Scale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cale16" text:continue-numbering="true" text:continue-list="list_Scale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cale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cale18" text:continue-numbering="true" text:continue-list="list_Scale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cale19" text:continue-numbering="true" text:continue-list="list_Scale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cale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cale21" text:continue-numbering="true" text:continue-list="list_Scale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cale22" text:continue-numbering="true" text:continue-list="list_Scale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cale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cale24" text:continue-numbering="true" text:continue-list="list_Scale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cale25" text:continue-numbering="true" text:continue-list="list_Scale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cale26" text:continue-numbering="true" text:continue-list="list_Scale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cale27" text:continue-numbering="true" text:continue-list="list_Scale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cale28" text:continue-numbering="true" text:continue-list="list_Scale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cale29" text:continue-numbering="true" text:continue-list="list_Scale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cale30" text:continue-numbering="true" text:continue-list="list_Scale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cale31" text:continue-numbering="true" text:continue-list="list_Scale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cale32" text:continue-numbering="true" text:continue-list="list_Scale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cale33" text:continue-numbering="true" text:continue-list="list_Scale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cale34" text:continue-numbering="true" text:continue-list="list_Scale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cale35" text:continue-numbering="true" text:continue-list="list_Scale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cale36" text:continue-numbering="true" text:continue-list="list_Scale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cale37" text:continue-numbering="true" text:continue-list="list_Scale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cale38" text:continue-numbering="true" text:continue-list="list_Scale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cale39" text:continue-numbering="true" text:continue-list="list_Scale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cale40" text:continue-numbering="true" text:continue-list="list_Scale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cale41" text:continue-numbering="true" text:continue-list="list_Scale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cale42" text:continue-numbering="true" text:continue-list="list_Scale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cale43" text:continue-numbering="true" text:continue-list="list_Scale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cale44" text:continue-numbering="true" text:continue-list="list_Scale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cale45" text:continue-numbering="true" text:continue-list="list_Scale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cale46" text:continue-numbering="true" text:continue-list="list_Scale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cale47" text:continue-numbering="true" text:continue-list="list_Scale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cale48" text:continue-numbering="true" text:continue-list="list_Scale47"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cale49"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cale50" text:continue-numbering="true" text:continue-list="list_Scale48"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cale51"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cale52" text:continue-numbering="true" text:continue-list="list_Scale5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cale53" text:continue-numbering="true" text:continue-list="list_Scale5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cale54" text:continue-numbering="true" text:continue-list="list_Scale5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cale55" text:continue-numbering="true" text:continue-list="list_Scale5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cale56" text:continue-numbering="true" text:continue-list="list_Scale5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cale57" text:continue-numbering="true" text:continue-list="list_Scale5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cale58" text:continue-numbering="true" text:continue-list="list_Scale5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cale5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ale60" text:continue-numbering="true" text:continue-list="list_Scale5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cale61" text:continue-numbering="true" text:continue-list="list_Scale6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cale62" text:continue-numbering="true" text:continue-list="list_Scale6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